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3.529cm" fo:min-width="0.358cm"/>
    </style:style>
    <style:style style:name="gr2" style:family="graphic" style:parent-style-name="standard">
      <style:graphic-properties svg:stroke-color="#b2b2b2" draw:fill-color="#dddddd" draw:opacity="50%" draw:textarea-horizontal-align="justify" draw:textarea-vertical-align="middle" draw:auto-grow-height="false" fo:min-height="0.724cm" fo:min-width="0.516cm"/>
    </style:style>
    <style:style style:name="gr3" style:family="graphic" style:parent-style-name="standard">
      <style:graphic-properties svg:stroke-color="#b2b2b2" draw:fill-color="#dddddd" draw:opacity="50%" draw:textarea-horizontal-align="justify" draw:textarea-vertical-align="middle" draw:auto-grow-height="false" fo:min-height="1.782cm" fo:min-width="11.692cm"/>
    </style:style>
    <style:style style:name="gr4" style:family="graphic" style:parent-style-name="standard">
      <style:graphic-properties draw:stroke="solid" svg:stroke-color="#b2b2b2" draw:marker-start="" draw:fill-color="#dddddd" draw:opacity="50%" draw:textarea-horizontal-align="justify" draw:textarea-vertical-align="middle" draw:auto-grow-height="false" fo:min-height="1.782cm" fo:min-width="4.456cm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0.344cm" fo:min-width="2.37cm"/>
    </style:style>
    <style:style style:name="gr6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2.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1.8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1.831cm"/>
    </style:style>
    <style:style style:name="gr9" style:family="graphic" style:parent-style-name="standard">
      <style:graphic-properties draw:stroke="none" svg:stroke-width="0.053cm" svg:stroke-color="#000000" draw:marker-start-width="0.279cm" draw:marker-end-width="0.279cm" draw:fill="solid" draw:fill-color="#999999" draw:textarea-horizontal-align="center" draw:textarea-vertical-align="middle" draw:auto-grow-height="true" draw:auto-grow-width="false" fo:min-height="2.4cm" fo:min-width="1.831cm" fo:padding-top="0.151cm" fo:padding-bottom="0.151cm" fo:padding-left="0.276cm" fo:padding-right="0.276cm" draw:shadow="visible" draw:shadow-offset-x="0.141cm" draw:shadow-offset-y="-0.141cm" draw:shadow-opacity="27%"/>
    </style:style>
    <style:style style:name="gr10" style:family="graphic" style:parent-style-name="standard">
      <style:graphic-properties draw:stroke="none" draw:fill-color="#666666" draw:textarea-vertical-align="middle"/>
    </style:style>
    <style:style style:name="gr11" style:family="graphic" style:parent-style-name="standard">
      <style:graphic-properties draw:stroke="none" svg:stroke-color="#000000" draw:fill="none" draw:fill-color="#999999" draw:textarea-horizontal-align="left" draw:auto-grow-height="true" draw:auto-grow-width="false" fo:min-height="0.654cm" fo:min-width="1.831cm"/>
    </style:style>
    <style:style style:name="gr12" style:family="graphic" style:parent-style-name="standard">
      <style:graphic-properties draw:fill-color="#cccccc" draw:textarea-vertical-align="middle" draw:auto-grow-height="false" fo:min-height="3.203cm" fo:min-width="0.643cm"/>
    </style:style>
    <style:style style:name="gr13" style:family="graphic" style:parent-style-name="standard">
      <style:graphic-properties svg:stroke-color="#b2b2b2" draw:fill-color="#999999" draw:textarea-horizontal-align="justify" draw:textarea-vertical-align="middle" draw:auto-grow-height="false" fo:min-height="2.13cm" fo:min-width="0.991cm"/>
    </style:style>
    <style:style style:name="gr14" style:family="graphic" style:parent-style-name="standard">
      <style:graphic-properties draw:stroke="none" svg:stroke-color="#000000" draw:fill="none" draw:fill-color="#999999" draw:textarea-horizontal-align="left" draw:auto-grow-height="true" draw:auto-grow-width="false" fo:min-height="0.69cm" fo:min-width="1.831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dddddd" draw:opacity="50%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 draw:fill-color="#ffffff"/>
      <style:text-properties style:font-name="Latin Modern Math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999999"/>
      <style:paragraph-properties fo:text-align="center"/>
      <style:text-properties style:font-name="Latin Modern Math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="none" draw:fill-color="#999999"/>
      <style:text-properties style:font-name="Latin Modern Math"/>
    </style:style>
    <style:style style:name="P10" style:family="paragraph">
      <loext:graphic-properties draw:fill-color="#ffffff"/>
    </style:style>
    <style:style style:name="T1" style:family="text">
      <style:text-properties style:font-name="Latin Modern Math"/>
    </style:style>
    <style:style style:name="T2" style:family="text">
      <style:text-properties style:font-name="Latin Modern Math" fo:font-style="italic" style:font-style-asian="italic" style:font-style-complex="italic"/>
    </style:style>
    <style:style style:name="T3" style:family="text">
      <style:text-properties style:text-position="super 58%" style:font-name="Latin Modern Math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143cm" svg:height="4.064cm" svg:x="11.511cm" svg:y="13.0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511cm" svg:y="4.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2.032cm" svg:height="2.921cm" draw:transform="rotate (1.5707963267949) translate (2.465cm 15.7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3" draw:text-style-name="P2" draw:layer="layout" svg:width="2.031cm" svg:height="9.698cm" svg:x="8.345cm" svg:y="6.072cm" svg:viewBox="0 0 2032 9699" draw:points="2032,0 2032,7667 0,9699 0,2032">
          <text:p/>
        </draw:polygon>
        <draw:polygon draw:style-name="gr3" draw:text-style-name="P2" draw:layer="layout" svg:width="2.031cm" svg:height="9.698cm" svg:x="18.945cm" svg:y="6.473cm" svg:viewBox="0 0 2032 9699" draw:points="2032,0 2032,7667 0,9699 0,2032">
          <text:p/>
        </draw:polygon>
        <draw:polygon draw:style-name="gr3" draw:text-style-name="P2" draw:layer="layout" svg:width="12.167cm" svg:height="2.031cm" svg:x="8.377cm" svg:y="6.071cm" svg:viewBox="0 0 12168 2032" draw:points="2014,0 12168,0 10136,2032 0,2032 0,2014">
          <text:p/>
        </draw:polygon>
        <draw:polygon draw:style-name="gr3" draw:text-style-name="P2" draw:layer="layout" svg:width="12.167cm" svg:height="2.031cm" svg:x="8.777cm" svg:y="14.171cm" svg:viewBox="0 0 12168 2032" draw:points="2014,0 12168,0 10136,2032 0,2032 0,2014">
          <text:p/>
        </draw:polygon>
        <draw:polygon draw:style-name="gr4" draw:text-style-name="P2" draw:layer="layout" svg:width="4.914cm" svg:height="2.031cm" draw:transform="rotate (1.5707963267949) translate (18.5045102245654cm 8.10385331462315cm)" svg:viewBox="0 0 4915 2032" draw:points="2032,2032 4915,2032 4915,0 0,0">
          <text:p/>
        </draw:polygon>
        <draw:polygon draw:style-name="gr4" draw:text-style-name="P2" draw:layer="layout" svg:width="4.914cm" svg:height="2.031cm" draw:transform="rotate (-3.14159265358979) translate (23.755cm 8.555cm)" svg:viewBox="0 0 4915 2032" draw:points="2883,2032 0,2032 0,0 4915,0">
          <text:p/>
        </draw:polygon>
        <draw:polygon draw:style-name="gr4" draw:text-style-name="P2" draw:layer="layout" svg:width="4.914cm" svg:height="2.031cm" svg:x="5.567cm" svg:y="13.806cm" svg:viewBox="0 0 4915 2032" draw:points="2883,2032 0,2032 0,0 4915,0">
          <text:p/>
        </draw:polygon>
        <draw:g>
          <draw:custom-shape draw:style-name="gr5" draw:text-style-name="P3" draw:layer="layout" svg:width="2.934cm" svg:height="0.658cm" draw:transform="rotate (0.785398163397448) translate (8.28cm 15.77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8.308cm 15.80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20.98cm 6.54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20.952cm 6.51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10.42cm 6.05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10.392cm 6.02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0.785398163397448) translate (18.84cm 16.16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18.868cm 16.19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5" draw:layer="layout" svg:width="2.331cm" svg:height="0.89cm" draw:transform="rotate (0.785398163397448) translate (19.729cm 16.637cm)">
          <draw:text-box>
            <text:p><text:span text:style-name="T1">Mirror</text:span></text:p>
          </draw:text-box>
        </draw:frame>
        <draw:frame draw:style-name="gr7" draw:text-style-name="P5" draw:layer="layout" svg:width="2.331cm" svg:height="0.89cm" draw:transform="rotate (0.785398163397448) translate (7.245cm 6.593cm)">
          <draw:text-box>
            <text:p><text:span text:style-name="T1">Mirror</text:span></text:p>
          </draw:text-box>
        </draw:frame>
        <draw:frame draw:style-name="gr8" draw:text-style-name="P5" draw:layer="layout" svg:width="2.712cm" svg:height="1.017cm" draw:transform="rotate (0.785398163397448) translate (20.526cm 5.815cm)">
          <draw:text-box>
            <text:p><text:span text:style-name="T1">Splitter</text:span></text:p>
          </draw:text-box>
        </draw:frame>
        <draw:frame draw:style-name="gr8" draw:text-style-name="P5" draw:layer="layout" svg:width="2.712cm" svg:height="1.017cm" draw:transform="rotate (0.785398163397448) translate (6.194cm 17.604cm)">
          <draw:text-box>
            <text:p><text:span text:style-name="T1">Splitt</text:span><text:span text:style-name="T1">er</text:span></text:p>
          </draw:text-box>
        </draw:frame>
        <draw:frame draw:style-name="gr9" draw:text-style-name="P7" draw:layer="layout" svg:width="3.213cm" svg:height="2.702cm" svg:x="14.672cm" svg:y="5.715cm">
          <draw:text-box>
            <text:p text:style-name="P6"><text:span text:style-name="T1">Unk</text:span><text:span text:style-name="T1">now</text:span><text:span text:style-name="T1">n </text:span><text:span text:style-name="T1">obje</text:span><text:span text:style-name="T1">ct </text:span><text:span text:style-name="T2">x</text:span></text:p>
          </draw:text-box>
        </draw:frame>
        <draw:circle draw:style-name="gr10" draw:text-style-name="P8" draw:layer="layout" svg:width="2.709cm" svg:height="2.709cm" svg:x="22.543cm" svg:y="6.157cm" draw:kind="cut" draw:start-angle="240.01" draw:end-angle="119.96">
          <text:p/>
        </draw:circle>
        <draw:circle draw:style-name="gr10" draw:text-style-name="P8" draw:layer="layout" svg:width="2.709cm" svg:height="2.709cm" draw:transform="rotate (1.5707963267949) translate (18.14cm 4.344cm)" draw:kind="cut" draw:start-angle="240.01" draw:end-angle="119.96">
          <text:p/>
        </draw:circle>
        <draw:frame draw:style-name="gr11" draw:text-style-name="P9" draw:layer="layout" svg:width="3.429cm" svg:height="0.904cm" svg:x="21.17cm" svg:y="2.27cm">
          <draw:text-box>
            <text:p><text:span text:style-name="T1">Detector 2</text:span></text:p>
          </draw:text-box>
        </draw:frame>
        <draw:frame draw:style-name="gr11" draw:text-style-name="P9" draw:layer="layout" svg:width="3.429cm" svg:height="0.904cm" svg:x="22.371cm" svg:y="9.07cm">
          <draw:text-box>
            <text:p><text:span text:style-name="T1">Detector </text:span><text:span text:style-name="T1">1</text:span></text:p>
          </draw:text-box>
        </draw:frame>
        <draw:custom-shape draw:style-name="gr12" draw:text-style-name="P1" draw:layer="layout" svg:width="1.143cm" svg:height="3.453cm" svg:x="4.789cm" svg:y="13.116cm">
          <text:p/>
          <draw:enhanced-geometry draw:mirror-horizontal="true" draw:glue-point-type="segments" draw:type="mso-spt100" draw:modifiers="-90 90.158100535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3" draw:layer="layout" svg:width="1.651cm" svg:height="2.54cm" svg:x="1.343cm" svg:y="13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.421cm" svg:height="1.017cm" svg:x="1.062cm" svg:y="12.508cm">
          <draw:text-box>
            <text:p><text:span text:style-name="T1">Source</text:span></text:p>
          </draw:text-box>
        </draw:frame>
        <draw:frame draw:style-name="gr8" draw:text-style-name="P5" draw:layer="layout" svg:width="2.421cm" svg:height="1.017cm" svg:x="4.563cm" svg:y="12.209cm">
          <draw:text-box>
            <text:p><text:span text:style-name="T1">Lens</text:span></text:p>
          </draw:text-box>
        </draw:frame>
        <draw:custom-shape draw:style-name="gr1" draw:text-style-name="P1" draw:layer="layout" svg:width="1.143cm" svg:height="4.064cm" svg:x="11.311cm" svg:y="5.1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311cm" svg:y="13.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9" draw:layer="layout" svg:width="4.064cm" svg:height="0.904cm" svg:x="10.549cm" svg:y="9.345cm">
          <draw:text-box>
            <text:p><text:span text:style-name="T1">Modul</text:span><text:span text:style-name="T1">ator </text:span><text:span text:style-name="T2">a</text:span></text:p>
          </draw:text-box>
        </draw:frame>
        <draw:frame draw:style-name="gr11" draw:text-style-name="P9" draw:layer="layout" svg:width="4.064cm" svg:height="0.904cm" svg:x="10.549cm" svg:y="11.945cm">
          <draw:text-box>
            <text:p><text:span text:style-name="T1">Modul</text:span><text:span text:style-name="T1">ator </text:span><text:span text:style-name="T2">b</text:span></text:p>
          </draw:text-box>
        </draw:frame>
        <draw:frame draw:style-name="gr14" draw:text-style-name="P9" draw:layer="layout" svg:width="4.382cm" svg:height="0.94cm" svg:x="21.438cm" svg:y="9.933cm">
          <draw:text-box>
            <text:p><text:span text:style-name="T1">y = |ax + b|</text:span><text:span text:style-name="T3">2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143cm" svg:height="4.064cm" svg:x="11.511cm" svg:y="13.0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511cm" svg:y="4.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2.032cm" svg:height="2.921cm" draw:transform="rotate (1.5707963267949) translate (2.465cm 15.7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3" draw:text-style-name="P2" draw:layer="layout" svg:width="2.031cm" svg:height="9.698cm" svg:x="8.345cm" svg:y="6.072cm" svg:viewBox="0 0 2032 9699" draw:points="2032,0 2032,7667 0,9699 0,2032">
          <text:p/>
        </draw:polygon>
        <draw:polygon draw:style-name="gr3" draw:text-style-name="P2" draw:layer="layout" svg:width="2.031cm" svg:height="9.698cm" svg:x="18.945cm" svg:y="6.473cm" svg:viewBox="0 0 2032 9699" draw:points="2032,0 2032,7667 0,9699 0,2032">
          <text:p/>
        </draw:polygon>
        <draw:polygon draw:style-name="gr3" draw:text-style-name="P2" draw:layer="layout" svg:width="12.167cm" svg:height="2.031cm" svg:x="8.377cm" svg:y="6.071cm" svg:viewBox="0 0 12168 2032" draw:points="2014,0 12168,0 10136,2032 0,2032 0,2014">
          <text:p/>
        </draw:polygon>
        <draw:polygon draw:style-name="gr3" draw:text-style-name="P2" draw:layer="layout" svg:width="12.167cm" svg:height="2.031cm" svg:x="8.777cm" svg:y="14.171cm" svg:viewBox="0 0 12168 2032" draw:points="2014,0 12168,0 10136,2032 0,2032 0,2014">
          <text:p/>
        </draw:polygon>
        <draw:polygon draw:style-name="gr4" draw:text-style-name="P2" draw:layer="layout" svg:width="4.914cm" svg:height="2.031cm" draw:transform="rotate (1.5707963267949) translate (18.5045102245654cm 8.10385331462315cm)" svg:viewBox="0 0 4915 2032" draw:points="2032,2032 4915,2032 4915,0 0,0">
          <text:p/>
        </draw:polygon>
        <draw:polygon draw:style-name="gr4" draw:text-style-name="P2" draw:layer="layout" svg:width="4.914cm" svg:height="2.031cm" draw:transform="rotate (-3.14159265358979) translate (23.755cm 8.555cm)" svg:viewBox="0 0 4915 2032" draw:points="2883,2032 0,2032 0,0 4915,0">
          <text:p/>
        </draw:polygon>
        <draw:polygon draw:style-name="gr4" draw:text-style-name="P2" draw:layer="layout" svg:width="4.914cm" svg:height="2.031cm" svg:x="5.567cm" svg:y="13.806cm" svg:viewBox="0 0 4915 2032" draw:points="2883,2032 0,2032 0,0 4915,0">
          <text:p/>
        </draw:polygon>
        <draw:g>
          <draw:custom-shape draw:style-name="gr5" draw:text-style-name="P3" draw:layer="layout" svg:width="2.934cm" svg:height="0.658cm" draw:transform="rotate (0.785398163397448) translate (8.28cm 15.77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8.308cm 15.80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20.98cm 6.54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20.952cm 6.51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10.42cm 6.05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10.392cm 6.02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0.785398163397448) translate (18.84cm 16.16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18.868cm 16.19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5" draw:layer="layout" svg:width="2.331cm" svg:height="0.89cm" draw:transform="rotate (0.785398163397448) translate (19.729cm 16.637cm)">
          <draw:text-box>
            <text:p><text:span text:style-name="T1">Mirror</text:span></text:p>
          </draw:text-box>
        </draw:frame>
        <draw:frame draw:style-name="gr7" draw:text-style-name="P5" draw:layer="layout" svg:width="2.331cm" svg:height="0.89cm" draw:transform="rotate (0.785398163397448) translate (7.245cm 6.593cm)">
          <draw:text-box>
            <text:p><text:span text:style-name="T1">Mirror</text:span></text:p>
          </draw:text-box>
        </draw:frame>
        <draw:frame draw:style-name="gr8" draw:text-style-name="P5" draw:layer="layout" svg:width="2.712cm" svg:height="1.017cm" draw:transform="rotate (0.785398163397448) translate (20.526cm 5.815cm)">
          <draw:text-box>
            <text:p><text:span text:style-name="T1">Splitter</text:span></text:p>
          </draw:text-box>
        </draw:frame>
        <draw:frame draw:style-name="gr8" draw:text-style-name="P5" draw:layer="layout" svg:width="2.712cm" svg:height="1.017cm" draw:transform="rotate (0.785398163397448) translate (6.194cm 17.604cm)">
          <draw:text-box>
            <text:p><text:span text:style-name="T1">Splitter</text:span></text:p>
          </draw:text-box>
        </draw:frame>
        <draw:circle draw:style-name="gr10" draw:text-style-name="P8" draw:layer="layout" svg:width="2.709cm" svg:height="2.709cm" svg:x="22.543cm" svg:y="6.157cm" draw:kind="cut" draw:start-angle="240.01" draw:end-angle="119.96">
          <text:p/>
        </draw:circle>
        <draw:circle draw:style-name="gr10" draw:text-style-name="P8" draw:layer="layout" svg:width="2.709cm" svg:height="2.709cm" draw:transform="rotate (1.5707963267949) translate (18.14cm 4.344cm)" draw:kind="cut" draw:start-angle="240.01" draw:end-angle="119.96">
          <text:p/>
        </draw:circle>
        <draw:frame draw:style-name="gr11" draw:text-style-name="P9" draw:layer="layout" svg:width="3.429cm" svg:height="0.904cm" svg:x="21.17cm" svg:y="2.27cm">
          <draw:text-box>
            <text:p><text:span text:style-name="T1">Detector 2</text:span></text:p>
          </draw:text-box>
        </draw:frame>
        <draw:frame draw:style-name="gr11" draw:text-style-name="P9" draw:layer="layout" svg:width="3.429cm" svg:height="0.904cm" svg:x="22.371cm" svg:y="9.07cm">
          <draw:text-box>
            <text:p><text:span text:style-name="T1">Detector 1</text:span></text:p>
          </draw:text-box>
        </draw:frame>
        <draw:custom-shape draw:style-name="gr12" draw:text-style-name="P1" draw:layer="layout" svg:width="1.143cm" svg:height="3.453cm" svg:x="4.789cm" svg:y="13.116cm">
          <text:p/>
          <draw:enhanced-geometry draw:mirror-horizontal="true" draw:glue-point-type="segments" draw:type="mso-spt100" draw:modifiers="-90 90.158100535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3" draw:layer="layout" svg:width="1.651cm" svg:height="2.54cm" svg:x="1.343cm" svg:y="13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.421cm" svg:height="1.017cm" svg:x="1.062cm" svg:y="12.508cm">
          <draw:text-box>
            <text:p><text:span text:style-name="T1">Source</text:span></text:p>
          </draw:text-box>
        </draw:frame>
        <draw:frame draw:style-name="gr8" draw:text-style-name="P5" draw:layer="layout" svg:width="2.421cm" svg:height="1.017cm" svg:x="4.563cm" svg:y="12.209cm">
          <draw:text-box>
            <text:p><text:span text:style-name="T1">Lens</text:span></text:p>
          </draw:text-box>
        </draw:frame>
        <draw:custom-shape draw:style-name="gr1" draw:text-style-name="P1" draw:layer="layout" svg:width="1.143cm" svg:height="4.064cm" svg:x="11.311cm" svg:y="5.1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311cm" svg:y="13.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9" draw:layer="layout" svg:width="4.064cm" svg:height="0.904cm" svg:x="10.549cm" svg:y="9.345cm">
          <draw:text-box>
            <text:p><text:span text:style-name="T1">Modulator </text:span><text:span text:style-name="T2">a</text:span></text:p>
          </draw:text-box>
        </draw:frame>
        <draw:frame draw:style-name="gr11" draw:text-style-name="P9" draw:layer="layout" svg:width="4.064cm" svg:height="0.904cm" svg:x="10.549cm" svg:y="11.945cm">
          <draw:text-box>
            <text:p><text:span text:style-name="T1">Modulator </text:span><text:span text:style-name="T2">b</text:span></text:p>
          </draw:text-box>
        </draw:frame>
        <draw:frame draw:style-name="gr14" draw:text-style-name="P9" draw:layer="layout" svg:width="4.382cm" svg:height="0.94cm" svg:x="21.438cm" svg:y="9.933cm">
          <draw:text-box>
            <text:p><text:span text:style-name="T1">y = |a + b|</text:span><text:span text:style-name="T3">2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143cm" svg:height="4.064cm" svg:x="11.511cm" svg:y="13.0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511cm" svg:y="4.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2.032cm" svg:height="2.921cm" draw:transform="rotate (1.5707963267949) translate (2.465cm 15.7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3" draw:text-style-name="P2" draw:layer="layout" svg:width="2.031cm" svg:height="9.698cm" svg:x="8.345cm" svg:y="6.072cm" svg:viewBox="0 0 2032 9699" draw:points="2032,0 2032,7667 0,9699 0,2032">
          <text:p/>
        </draw:polygon>
        <draw:polygon draw:style-name="gr3" draw:text-style-name="P2" draw:layer="layout" svg:width="2.031cm" svg:height="9.698cm" svg:x="18.945cm" svg:y="6.473cm" svg:viewBox="0 0 2032 9699" draw:points="2032,0 2032,7667 0,9699 0,2032">
          <text:p/>
        </draw:polygon>
        <draw:polygon draw:style-name="gr3" draw:text-style-name="P2" draw:layer="layout" svg:width="12.167cm" svg:height="2.031cm" svg:x="8.777cm" svg:y="14.171cm" svg:viewBox="0 0 12168 2032" draw:points="2014,0 12168,0 10136,2032 0,2032 0,2014">
          <text:p/>
        </draw:polygon>
        <draw:polygon draw:style-name="gr4" draw:text-style-name="P2" draw:layer="layout" svg:width="4.914cm" svg:height="2.031cm" draw:transform="rotate (1.5707963267949) translate (18.5045102245654cm 8.10385331462315cm)" svg:viewBox="0 0 4915 2032" draw:points="2032,2032 4915,2032 4915,0 0,0">
          <text:p/>
        </draw:polygon>
        <draw:polygon draw:style-name="gr4" draw:text-style-name="P2" draw:layer="layout" svg:width="4.914cm" svg:height="2.031cm" draw:transform="rotate (-3.14159265358979) translate (23.755cm 8.555cm)" svg:viewBox="0 0 4915 2032" draw:points="2883,2032 0,2032 0,0 4915,0">
          <text:p/>
        </draw:polygon>
        <draw:polygon draw:style-name="gr4" draw:text-style-name="P2" draw:layer="layout" svg:width="4.914cm" svg:height="2.031cm" svg:x="5.567cm" svg:y="13.806cm" svg:viewBox="0 0 4915 2032" draw:points="2883,2032 0,2032 0,0 4915,0">
          <text:p/>
        </draw:polygon>
        <draw:g>
          <draw:custom-shape draw:style-name="gr5" draw:text-style-name="P3" draw:layer="layout" svg:width="2.934cm" svg:height="0.658cm" draw:transform="rotate (0.785398163397448) translate (8.28cm 15.77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8.308cm 15.80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20.98cm 6.54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20.952cm 6.51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10.42cm 6.05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10.392cm 6.02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0.785398163397448) translate (18.84cm 16.16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18.868cm 16.19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5" draw:layer="layout" svg:width="2.331cm" svg:height="0.89cm" draw:transform="rotate (0.785398163397448) translate (19.729cm 16.637cm)">
          <draw:text-box>
            <text:p><text:span text:style-name="T1">Mirror</text:span></text:p>
          </draw:text-box>
        </draw:frame>
        <draw:frame draw:style-name="gr7" draw:text-style-name="P5" draw:layer="layout" svg:width="2.331cm" svg:height="0.89cm" draw:transform="rotate (0.785398163397448) translate (7.245cm 6.593cm)">
          <draw:text-box>
            <text:p><text:span text:style-name="T1">Mirror</text:span></text:p>
          </draw:text-box>
        </draw:frame>
        <draw:frame draw:style-name="gr8" draw:text-style-name="P5" draw:layer="layout" svg:width="2.712cm" svg:height="1.017cm" draw:transform="rotate (0.785398163397448) translate (20.526cm 5.815cm)">
          <draw:text-box>
            <text:p><text:span text:style-name="T1">Splitter</text:span></text:p>
          </draw:text-box>
        </draw:frame>
        <draw:frame draw:style-name="gr8" draw:text-style-name="P5" draw:layer="layout" svg:width="2.712cm" svg:height="1.017cm" draw:transform="rotate (0.785398163397448) translate (6.194cm 17.604cm)">
          <draw:text-box>
            <text:p><text:span text:style-name="T1">Splitter</text:span></text:p>
          </draw:text-box>
        </draw:frame>
        <draw:frame draw:style-name="gr9" draw:text-style-name="P7" draw:layer="layout" svg:width="3.213cm" svg:height="2.702cm" svg:x="14.672cm" svg:y="5.715cm">
          <draw:text-box>
            <text:p text:style-name="P6"><text:span text:style-name="T1">Unknown object </text:span><text:span text:style-name="T2">x</text:span></text:p>
          </draw:text-box>
        </draw:frame>
        <draw:circle draw:style-name="gr10" draw:text-style-name="P8" draw:layer="layout" svg:width="2.709cm" svg:height="2.709cm" svg:x="22.543cm" svg:y="6.157cm" draw:kind="cut" draw:start-angle="240.01" draw:end-angle="119.96">
          <text:p/>
        </draw:circle>
        <draw:circle draw:style-name="gr10" draw:text-style-name="P8" draw:layer="layout" svg:width="2.709cm" svg:height="2.709cm" draw:transform="rotate (1.5707963267949) translate (18.14cm 4.344cm)" draw:kind="cut" draw:start-angle="240.01" draw:end-angle="119.96">
          <text:p/>
        </draw:circle>
        <draw:frame draw:style-name="gr11" draw:text-style-name="P9" draw:layer="layout" svg:width="3.429cm" svg:height="0.904cm" svg:x="21.17cm" svg:y="2.27cm">
          <draw:text-box>
            <text:p><text:span text:style-name="T1">Detector 2</text:span></text:p>
          </draw:text-box>
        </draw:frame>
        <draw:frame draw:style-name="gr11" draw:text-style-name="P9" draw:layer="layout" svg:width="3.429cm" svg:height="0.904cm" svg:x="22.371cm" svg:y="9.07cm">
          <draw:text-box>
            <text:p><text:span text:style-name="T1">Detector 1</text:span></text:p>
          </draw:text-box>
        </draw:frame>
        <draw:custom-shape draw:style-name="gr12" draw:text-style-name="P1" draw:layer="layout" svg:width="1.143cm" svg:height="3.453cm" svg:x="4.789cm" svg:y="13.116cm">
          <text:p/>
          <draw:enhanced-geometry draw:mirror-horizontal="true" draw:glue-point-type="segments" draw:type="mso-spt100" draw:modifiers="-90 90.158100535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3" draw:layer="layout" svg:width="1.651cm" svg:height="2.54cm" svg:x="1.343cm" svg:y="13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.421cm" svg:height="1.017cm" svg:x="1.062cm" svg:y="12.508cm">
          <draw:text-box>
            <text:p><text:span text:style-name="T1">Source</text:span></text:p>
          </draw:text-box>
        </draw:frame>
        <draw:frame draw:style-name="gr8" draw:text-style-name="P5" draw:layer="layout" svg:width="2.421cm" svg:height="1.017cm" svg:x="4.563cm" svg:y="12.209cm">
          <draw:text-box>
            <text:p><text:span text:style-name="T1">Lens</text:span></text:p>
          </draw:text-box>
        </draw:frame>
        <draw:custom-shape draw:style-name="gr1" draw:text-style-name="P1" draw:layer="layout" svg:width="1.143cm" svg:height="4.064cm" svg:x="11.311cm" svg:y="13.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9" draw:layer="layout" svg:width="4.064cm" svg:height="0.904cm" svg:x="10.549cm" svg:y="9.345cm">
          <draw:text-box>
            <text:p><text:span text:style-name="T1">Modulator </text:span><text:span text:style-name="T2">a</text:span></text:p>
          </draw:text-box>
        </draw:frame>
        <draw:frame draw:style-name="gr11" draw:text-style-name="P9" draw:layer="layout" svg:width="4.064cm" svg:height="0.904cm" svg:x="10.549cm" svg:y="11.945cm">
          <draw:text-box>
            <text:p><text:span text:style-name="T1">Modulator </text:span><text:span text:style-name="T2">b</text:span></text:p>
          </draw:text-box>
        </draw:frame>
        <draw:frame draw:style-name="gr14" draw:text-style-name="P9" draw:layer="layout" svg:width="4.382cm" svg:height="0.94cm" svg:x="21.438cm" svg:y="9.933cm">
          <draw:text-box>
            <text:p><text:span text:style-name="T1">y = |b|</text:span><text:span text:style-name="T3">2</text:span></text:p>
          </draw:text-box>
        </draw:frame>
        <draw:polygon draw:style-name="gr3" draw:text-style-name="P2" draw:layer="layout" svg:width="3.56cm" svg:height="2.031cm" svg:x="8.377cm" svg:y="6.071cm" svg:viewBox="0 0 3561 2032" draw:points="3561,2032 0,2032 0,2014 2014,0 3561,0">
          <text:p/>
        </draw:polygon>
        <draw:custom-shape draw:style-name="gr1" draw:text-style-name="P1" draw:layer="layout" svg:width="1.143cm" svg:height="4.064cm" svg:x="11.311cm" svg:y="5.1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15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polygon draw:style-name="gr3" draw:text-style-name="P2" draw:layer="layout" svg:width="3.56cm" svg:height="2.031cm" svg:x="8.778cm" svg:y="14.171cm" svg:viewBox="0 0 3561 2032" draw:points="3561,2032 0,2032 0,2014 2014,0 3561,0">
          <text:p/>
        </draw:polygon>
        <draw:custom-shape draw:style-name="gr1" draw:text-style-name="P1" draw:layer="layout" svg:width="1.143cm" svg:height="4.064cm" svg:x="11.511cm" svg:y="13.0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511cm" svg:y="4.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2.032cm" svg:height="2.921cm" draw:transform="rotate (1.5707963267949) translate (2.465cm 15.7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3" draw:text-style-name="P2" draw:layer="layout" svg:width="2.031cm" svg:height="9.698cm" svg:x="8.345cm" svg:y="6.072cm" svg:viewBox="0 0 2032 9699" draw:points="2032,0 2032,7667 0,9699 0,2032">
          <text:p/>
        </draw:polygon>
        <draw:polygon draw:style-name="gr3" draw:text-style-name="P2" draw:layer="layout" svg:width="12.167cm" svg:height="2.031cm" svg:x="8.377cm" svg:y="6.071cm" svg:viewBox="0 0 12168 2032" draw:points="2014,0 12168,0 10136,2032 0,2032 0,2014">
          <text:p/>
        </draw:polygon>
        <draw:polygon draw:style-name="gr4" draw:text-style-name="P2" draw:layer="layout" svg:width="4.914cm" svg:height="2.031cm" draw:transform="rotate (1.5707963267949) translate (18.5045102245654cm 8.10385331462315cm)" svg:viewBox="0 0 4915 2032" draw:points="2032,2032 4915,2032 4915,0 0,0">
          <text:p/>
        </draw:polygon>
        <draw:polygon draw:style-name="gr4" draw:text-style-name="P2" draw:layer="layout" svg:width="4.914cm" svg:height="2.031cm" draw:transform="rotate (-3.14159265358979) translate (23.755cm 8.555cm)" svg:viewBox="0 0 4915 2032" draw:points="2883,2032 0,2032 0,0 4915,0">
          <text:p/>
        </draw:polygon>
        <draw:polygon draw:style-name="gr4" draw:text-style-name="P2" draw:layer="layout" svg:width="4.914cm" svg:height="2.031cm" svg:x="5.567cm" svg:y="13.806cm" svg:viewBox="0 0 4915 2032" draw:points="2883,2032 0,2032 0,0 4915,0">
          <text:p/>
        </draw:polygon>
        <draw:g>
          <draw:custom-shape draw:style-name="gr5" draw:text-style-name="P3" draw:layer="layout" svg:width="2.934cm" svg:height="0.658cm" draw:transform="rotate (0.785398163397448) translate (8.28cm 15.77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8.308cm 15.80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20.98cm 6.54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20.952cm 6.51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10.42cm 6.05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10.392cm 6.02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0.785398163397448) translate (18.84cm 16.16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18.868cm 16.19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5" draw:layer="layout" svg:width="2.331cm" svg:height="0.89cm" draw:transform="rotate (0.785398163397448) translate (19.729cm 16.637cm)">
          <draw:text-box>
            <text:p><text:span text:style-name="T1">Mirror</text:span></text:p>
          </draw:text-box>
        </draw:frame>
        <draw:frame draw:style-name="gr7" draw:text-style-name="P5" draw:layer="layout" svg:width="2.331cm" svg:height="0.89cm" draw:transform="rotate (0.785398163397448) translate (7.245cm 6.593cm)">
          <draw:text-box>
            <text:p><text:span text:style-name="T1">Mirror</text:span></text:p>
          </draw:text-box>
        </draw:frame>
        <draw:frame draw:style-name="gr8" draw:text-style-name="P5" draw:layer="layout" svg:width="2.712cm" svg:height="1.017cm" draw:transform="rotate (0.785398163397448) translate (20.526cm 5.815cm)">
          <draw:text-box>
            <text:p><text:span text:style-name="T1">Splitter</text:span></text:p>
          </draw:text-box>
        </draw:frame>
        <draw:frame draw:style-name="gr8" draw:text-style-name="P5" draw:layer="layout" svg:width="2.712cm" svg:height="1.017cm" draw:transform="rotate (0.785398163397448) translate (6.194cm 17.604cm)">
          <draw:text-box>
            <text:p><text:span text:style-name="T1">Splitter</text:span></text:p>
          </draw:text-box>
        </draw:frame>
        <draw:frame draw:style-name="gr9" draw:text-style-name="P7" draw:layer="layout" svg:width="3.213cm" svg:height="2.702cm" svg:x="14.672cm" svg:y="5.715cm">
          <draw:text-box>
            <text:p text:style-name="P6"><text:span text:style-name="T1">Unknown object </text:span><text:span text:style-name="T2">x</text:span></text:p>
          </draw:text-box>
        </draw:frame>
        <draw:circle draw:style-name="gr10" draw:text-style-name="P8" draw:layer="layout" svg:width="2.709cm" svg:height="2.709cm" svg:x="22.543cm" svg:y="6.157cm" draw:kind="cut" draw:start-angle="240.01" draw:end-angle="119.96">
          <text:p/>
        </draw:circle>
        <draw:circle draw:style-name="gr10" draw:text-style-name="P8" draw:layer="layout" svg:width="2.709cm" svg:height="2.709cm" draw:transform="rotate (1.5707963267949) translate (18.14cm 4.344cm)" draw:kind="cut" draw:start-angle="240.01" draw:end-angle="119.96">
          <text:p/>
        </draw:circle>
        <draw:frame draw:style-name="gr11" draw:text-style-name="P9" draw:layer="layout" svg:width="3.429cm" svg:height="0.904cm" svg:x="21.17cm" svg:y="2.27cm">
          <draw:text-box>
            <text:p><text:span text:style-name="T1">Detector 2</text:span></text:p>
          </draw:text-box>
        </draw:frame>
        <draw:frame draw:style-name="gr11" draw:text-style-name="P9" draw:layer="layout" svg:width="3.429cm" svg:height="0.904cm" svg:x="22.371cm" svg:y="9.07cm">
          <draw:text-box>
            <text:p><text:span text:style-name="T1">Detector 1</text:span></text:p>
          </draw:text-box>
        </draw:frame>
        <draw:custom-shape draw:style-name="gr12" draw:text-style-name="P1" draw:layer="layout" svg:width="1.143cm" svg:height="3.453cm" svg:x="4.789cm" svg:y="13.116cm">
          <text:p/>
          <draw:enhanced-geometry draw:mirror-horizontal="true" draw:glue-point-type="segments" draw:type="mso-spt100" draw:modifiers="-90 90.158100535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3" draw:layer="layout" svg:width="1.651cm" svg:height="2.54cm" svg:x="1.343cm" svg:y="13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.421cm" svg:height="1.017cm" svg:x="1.062cm" svg:y="12.508cm">
          <draw:text-box>
            <text:p><text:span text:style-name="T1">Source</text:span></text:p>
          </draw:text-box>
        </draw:frame>
        <draw:frame draw:style-name="gr8" draw:text-style-name="P5" draw:layer="layout" svg:width="2.421cm" svg:height="1.017cm" svg:x="4.563cm" svg:y="12.209cm">
          <draw:text-box>
            <text:p><text:span text:style-name="T1">Lens</text:span></text:p>
          </draw:text-box>
        </draw:frame>
        <draw:custom-shape draw:style-name="gr1" draw:text-style-name="P1" draw:layer="layout" svg:width="1.143cm" svg:height="4.064cm" svg:x="11.311cm" svg:y="5.1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311cm" svg:y="13.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9" draw:layer="layout" svg:width="4.064cm" svg:height="0.904cm" svg:x="10.549cm" svg:y="9.345cm">
          <draw:text-box>
            <text:p><text:span text:style-name="T1">Modulator </text:span><text:span text:style-name="T2">a</text:span></text:p>
          </draw:text-box>
        </draw:frame>
        <draw:frame draw:style-name="gr11" draw:text-style-name="P9" draw:layer="layout" svg:width="4.064cm" svg:height="0.904cm" svg:x="10.549cm" svg:y="11.945cm">
          <draw:text-box>
            <text:p><text:span text:style-name="T1">Modulator </text:span><text:span text:style-name="T2">b</text:span></text:p>
          </draw:text-box>
        </draw:frame>
        <draw:frame draw:style-name="gr14" draw:text-style-name="P9" draw:layer="layout" svg:width="4.382cm" svg:height="0.94cm" svg:x="21.438cm" svg:y="9.933cm">
          <draw:text-box>
            <text:p><text:span text:style-name="T1">y = |ax|</text:span><text:span text:style-name="T3">2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09:15:24.769506855</meta:creation-date>
    <dc:date>2018-10-17T09:34:16.481102040</dc:date>
    <meta:editing-duration>PT8M38S</meta:editing-duration>
    <meta:editing-cycles>2</meta:editing-cycles>
    <meta:generator>LibreOffice/5.1.6.2.0$Linux_X86_64 LibreOffice_project/10$Build-2</meta:generator>
    <meta:document-statistic meta:object-count="187"/>
  </office:meta>
</office:document-meta>
</file>